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rocodoc-upsfXA-inv-f53" svg:font-family="crocodoc-upsfXA-inv-f53"/>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598in" fo:margin-bottom="0.0598in" style:line-height-at-least="0.3528in"/>
    </style:style>
    <style:style style:name="P2" style:family="paragraph" style:parent-style-name="Standard">
      <style:paragraph-properties fo:margin-top="0.0598in" fo:margin-bottom="0.0598in" style:line-height-at-least="0.3528in" fo:text-align="center" style:justify-single-word="false"/>
    </style:style>
    <style:style style:name="P3" style:family="paragraph" style:parent-style-name="Standard">
      <style:paragraph-properties fo:margin-top="0.0598in" fo:margin-bottom="0.0598in" style:line-height-at-least="0.3528in" fo:text-align="start" style:justify-single-word="false"/>
    </style:style>
    <style:style style:name="P4" style:family="paragraph" style:parent-style-name="Standard">
      <style:paragraph-properties fo:margin-top="0.0201in" fo:margin-bottom="0.0201in" style:line-height-at-least="0.3528in" fo:text-align="start" style:justify-single-word="false"/>
    </style:style>
    <style:style style:name="T1" style:family="text">
      <style:text-properties fo:font-variant="normal" fo:text-transform="none" fo:color="#000000" style:font-name="Times New Roman" fo:font-size="12pt"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Ritchie</text:p>
      <text:p text:style-name="P2">RLR 2</text:p>
      <text:p text:style-name="P3"><text:tab/>I do not find Michelangelo's philosophy about his art to be either completely arrogant or completely humble. For example, in "Poem 46” he is extremely humble about his inability to create anything the way god does, but in “Poem 151,” his message could be construed as trivializing artistic talents.</text:p>
      <text:p text:style-name="P3"><text:tab/>One of the main themes in “Poem 46” is Michelangelo's close relation to god as he creates his works of art. He relates his sculpting human figures to god by saying that his hammer is “deriving its motion from the master [God] who guides it,\ watches and holds it, it moves at another's pace” (3-4). This can be read both as being humble and as being arrogant. He could be implying that he is nowhere near as talented as god and that everything he does is merely a replica of gods work, but he could also be implying that his art is so realistic that it is as if god himself is guiding his hand. I think that the former interpretation is more likely as the latter could be viewed as sacrilegious, but the way in which he links his work to god still shows that he has somewhat of an inflated sense of what he is doing. By a similar token, he also relates his art to the creation and propagation of humanity. He uses the metaphor that “no hammer can be made without a hammer, by that living one every other one is made” (7-8) which can have a few different meanings. This could refer directly to humanity and how it would not exist if god hadn't created the first humans, or it could be talking loosely about his artwork and how his replicas of the human form could not exist if god didn't create humans. The first interpretation is very humble, acknowledging the narrator's own existence is owed completely to god. The second is slightly more arrogant. The way that it links the artwork to god's creation of humanity puts some sense of religious importance in the act of sculpting because it is following in god's footsteps.</text:p>
      <text:p text:style-name="P3"><text:tab/>In his “Poem 151,” Michelangelo brings up an interesting concept that nothing he carves did not already exist within the stone. This point is also one that could taken humbly or arrogantly. This duality of his message exists because of the way in which it trivializes his artworks. Perhaps he is meaning to <text:soft-page-break/>imply that he is not truly creating anything and is being modest. On the other hand, that same modesty could be taken as arrogance. It was a well known fact that Michelangelo was one of the most talented artists of the time. So the idea that he is saying there is simply nothing to what he does could be offensive. After all, if a renowned artist calls making art trivial, where does that put most people who have little to no artistic skill or inclination. This is also addressed in the poem when he says that such art “is only attained\ by the hand that obeys the intellect ” (3-4). This comment as well could be loaded both ways. It could be read as saying that while sculpting is an extension of god's actions, it is still something that requires skill and training. However, it could also be read as bragging about his natural talents for the subject since he doesn't mention that it requires training, only that it requires someone whose hand obeys their intellect.</text:p>
      <text:p text:style-name="P4"><text:tab/>In “Poem 46” Michelangel<text:span text:style-name="T3">o uses a metaphor which can provide an interesting insight into his views about his talent and god's creations. He says that “a </text:span><text:span text:style-name="T1">blow becomes more powerful\</text:span><text:span text:style-name="T2"> </text:span><text:span text:style-name="T1">the higher it's raised up over the forge,</text:span><text:span text:style-name="T2">\ </text:span><text:span text:style-name="T1">that one's flown up to heaven above my own” (9-11). The poem is a Italian sonnet, meaning that the stanza which these lines come from is the one in which he begins to relate the things he talked about earlier to the central message of the poem. While this technically may be unrelated to his philosophy about art, the metaphor he uses still reveals something. In the last line of the quote he says that something has made a blow harder than his own, likely meaning something happened outside of his control. The fact that something could “strike harder” than him is written as a surprise suggests some arrogance on his part. He assumes that his skill level is better than anyone else's and also that the reader knows it as well. While it is somewhat of an arrogant idea, he could still be talking about a humbling experience. It is clear that something has surpassed him in some way, shape, or form and he is surprised. The fact that he is admitting this in his poem could be him expressing him humbleness. Even if he is not explicitly expressing that he is humble, he is still relating an experience that would likely be humb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rocodoc-upsfXA-inv-f53" svg:font-family="crocodoc-upsfXA-inv-f53"/>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2-24T15:34:06.24</meta:creation-date>
    <dc:date>2016-02-24T23:09:07.11</dc:date>
    <dc:creator>Robert Ritchie</dc:creator>
    <meta:editing-duration>PT3H33M8S</meta:editing-duration>
    <meta:editing-cycles>4</meta:editing-cycles>
    <meta:generator>OpenOffice/4.1.1$Win32 OpenOffice.org_project/411m6$Build-9775</meta:generator>
    <meta:document-statistic meta:table-count="0" meta:image-count="0" meta:object-count="0" meta:page-count="2" meta:paragraph-count="6" meta:word-count="825" meta:character-count="4575"/>
  </office:meta>
</office:document-meta>
</file>